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4.4cm"/>
    </style:style>
    <style:style style:name="gr2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384cm" fo:min-width="2.616cm" fo:padding-top="0.142cm" fo:padding-bottom="0.142cm" fo:padding-left="0.267cm" fo:padding-right="0.267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2.085cm" fo:min-width="2.514cm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35cm" svg:stroke-color="#bf0041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>
      <loext:graphic-properties draw:fill="none" draw:fill-color="#ffffff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9cm" svg:height="2.1cm" svg:x="0.4cm" svg:y="0.9cm">
          <text:p text:style-name="P1">Programa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4cm" svg:height="1.8cm" svg:x="7.7cm" svg:y="1.1cm">
          <text:p text:style-name="P1"><text:span text:style-name="T1">out</text:span></text:p>
          <text:p text:style-name="P1"><text:span text:style-name="T1">:PrintStrea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2" draw:id="id2" draw:layer="layout" svg:width="3.5cm" svg:height="3.5cm" svg:x="14.6cm" svg:y="0.3cm">
          <text:p text:style-name="P1">Texto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4" draw:layer="layout" draw:type="line" svg:x1="11.1cm" svg:y1="2cm" svg:x2="14.6cm" svg:y2="2.05cm" draw:start-shape="id1" draw:start-glue-point="7" draw:end-shape="id2" draw:end-glue-point="5" svg:d="M11100 2000l3500 50" svg:viewBox="0 0 3501 51">
          <text:p/>
        </draw:connector>
        <draw:connector draw:style-name="gr5" draw:text-style-name="P4" draw:layer="layout" draw:type="line" svg:x1="5.3cm" svg:y1="1.95cm" svg:x2="7.7cm" svg:y2="2cm" draw:start-shape="id3" draw:start-glue-point="1" draw:end-shape="id1" draw:end-glue-point="5" svg:d="M5300 1950l2400 50" svg:viewBox="0 0 2401 51">
          <text:p/>
        </draw:connector>
        <draw:frame draw:style-name="gr6" draw:text-style-name="P5" draw:layer="layout" svg:width="2.437cm" svg:height="0.962cm" svg:x="1.458cm" svg:y="3.3cm">
          <draw:text-box>
            <text:p><text:span text:style-name="T2">origem</text:span></text:p>
          </draw:text-box>
        </draw:frame>
        <draw:frame draw:style-name="gr6" draw:text-style-name="P5" draw:layer="layout" svg:width="2.542cm" svg:height="0.962cm" svg:x="14.758cm" svg:y="3.7cm">
          <draw:text-box>
            <text:p><text:span text:style-name="T2">destino</text:span></text:p>
          </draw:text-box>
        </draw:frame>
        <draw:line draw:style-name="gr7" draw:text-style-name="P1" draw:layer="layout" svg:x1="5.3cm" svg:y1="3.9cm" svg:x2="14.7cm" svg:y2="3.9cm">
          <text:p/>
        </draw:line>
        <draw:frame draw:style-name="gr6" draw:text-style-name="P7" draw:layer="layout" svg:width="1.84cm" svg:height="0.962cm" svg:x="8.759cm" svg:y="3.7cm">
          <draw:text-box>
            <text:p text:style-name="P6"><text:span text:style-name="T3">flux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10-05T04:52:15.980933749</meta:creation-date>
    <dc:date>2020-10-05T06:05:50.036505540</dc:date>
    <dc:creator>Danilo Carvalho</dc:creator>
    <meta:editing-duration>PT32M51S</meta:editing-duration>
    <meta:editing-cycles>6</meta:editing-cycles>
    <meta:generator>LibreOffice/6.2.0.3$MacOSX_X86_64 LibreOffice_project/98c6a8a1c6c7b144ce3cc729e34964b47ce25d62</meta:generator>
    <meta:document-statistic meta:object-count="9"/>
  </office:meta>
</office:document-meta>
</file>